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25pt" style:font-size-asian="25pt" style:font-size-complex="25pt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5pt" style:font-size-asian="15pt" style:font-size-complex="15pt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6pt" fo:font-weight="bold" style:font-size-asian="16pt" style:font-weight-asian="bold" style:font-size-complex="16pt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auto" fo:background-color="#ffffff" fo:padding="0cm" fo:border="none" fo:keep-with-next="auto">
        <style:background-image/>
      </style:paragraph-properties>
      <style:text-properties fo:font-size="25pt" style:font-size-asian="25pt" style:font-size-complex="25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6pt" fo:font-weight="bold" style:font-size-asian="16pt" style:font-weight-asian="bold" style:font-size-complex="16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tiquetas</text:p>
      <text:p text:style-name="P4"/>
      <text:p text:style-name="P10">estructura básica</text:p>
      <text:p text:style-name="P5"/>
      <text:p text:style-name="P3"><text:span text:style-name="T1">Se empieza siempre con </text:span><text:span text:style-name="T2">&lt;!DOCTYPE html&gt;</text:span><text:span text:style-name="T1"> y seguimos con</text:span></text:p>
      <text:p text:style-name="P7">&lt;html&gt; </text:p>
      <text:p text:style-name="P7">&lt;head&gt;&lt;/head&gt;</text:p>
      <text:p text:style-name="P7">&lt;body&gt;&lt;/body&gt;</text:p>
      <text:p text:style-name="P6"/>
      <text:p text:style-name="P6">dentro de &lt;head&gt; podemos encontrar:</text:p>
      <text:p text:style-name="P3"><text:span text:style-name="T2">&lt;title&gt;</text:span><text:span text:style-name="T1"> se usa para el titulo de la pestaña</text:span></text:p>
      <text:p text:style-name="P3"><text:span text:style-name="T2">&lt;link rel=”icon” type=”image/x-icon” href=”icono.ico”</text:span><text:span text:style-name="T1"> aqui ponemos un incono de 16x16 o 32x32 y en href ponemos la ruta de la imagen</text:span></text:p>
      <text:p text:style-name="P3"><text:span text:style-name="T2">&lt;meta charset=”UTF-8”&gt;</text:span><text:span text:style-name="T1"> para caracteres como la ñ</text:span></text:p>
      <text:p text:style-name="P3"><text:span text:style-name="T2">&lt;meta name=”author” content=”emilio”&gt;</text:span><text:span text:style-name="T1"> para designar el autor</text:span></text:p>
      <text:p text:style-name="P3"><text:span text:style-name="T2">&lt;meta name=”keywords” content=”libro, perro”&gt;</text:span><text:span text:style-name="T1"> sirve para las palabras clave al buscar</text:span></text:p>
      <text:p text:style-name="P7">&lt;meta name=”description” content=”describir tu pagina”&gt;</text:p>
      <text:p text:style-name="P7"/>
      <text:p text:style-name="P3"><text:span text:style-name="T1">en </text:span><text:span text:style-name="T2">&lt;body&gt;</text:span><text:span text:style-name="T1"> tenemos etiquetas para modificar el texto</text:span></text:p>
      <text:p text:style-name="P6"/>
      <text:p text:style-name="P3"><text:span text:style-name="T2">&lt;!--</text:span><text:span text:style-name="T1"> </text:span><text:span text:style-name="T3">esto es para hacer anotaciones</text:span><text:span text:style-name="T2">- -&gt;</text:span></text:p>
      <text:p text:style-name="P3"><text:span text:style-name="T2">&lt;h1&gt;&lt;/h1&gt;</text:span><text:span text:style-name="T1"> hasta h6 para cambiar el tamaño de los titulos</text:span></text:p>
      <text:p text:style-name="P3"><text:span text:style-name="T2">&lt;p&gt;&lt;/p&gt; </text:span><text:span text:style-name="T1">para un parrafo y</text:span><text:span text:style-name="T2"> &lt;br&gt;</text:span><text:span text:style-name="T1"> para un</text:span></text:p>
      <text:p text:style-name="P3"><text:span text:style-name="T2">&lt;hr&gt;</text:span><text:span text:style-name="T1"> para hacer una linea horizontal</text:span></text:p>
      <text:p text:style-name="P3"><text:span text:style-name="T2">&lt;b&gt;&lt;/b&gt;</text:span><text:span text:style-name="T1"> para una palabra en negrita</text:span></text:p>
      <text:p text:style-name="P3"><text:span text:style-name="T2">&lt;i&gt;&lt;/i&gt; </text:span><text:span text:style-name="T1">para una palabra en cursiva</text:span></text:p>
      <text:p text:style-name="P3"><text:span text:style-name="T2">&lt;u&gt;&lt;/u&gt; </text:span><text:span text:style-name="T1">para palabra subrayada</text:span></text:p>
      <text:p text:style-name="P6">se pueden juntar todas respetando el orden de apertura </text:p>
      <text:p text:style-name="P3"><text:span text:style-name="T2">&lt;sub&gt;&lt;/sub&gt;</text:span><text:span text:style-name="T1"> para hacer por ejemplo H</text:span><text:span text:style-name="T2">2</text:span><text:span text:style-name="T1">O</text:span></text:p>
      <text:p text:style-name="P3"><text:span text:style-name="T2">&lt;sup&gt;&lt;/sup&gt; </text:span><text:span text:style-name="T1">para 2 </text:span><text:span text:style-name="T2">elevado</text:span><text:span text:style-name="T1"> a 2 por ejemplo</text:span></text:p>
      <text:p text:style-name="P3"><text:span text:style-name="T2">&lt;mark style="background-color: blue; color: white;"&gt;hola&lt;/mark&gt; </text:span><text:span text:style-name="T1">para un <text:s/>fondoy color de letra</text:span></text:p>
      <text:p text:style-name="P3"><text:span text:style-name="T2">&lt;del&gt;&lt;/del&gt;</text:span><text:span text:style-name="T1"> para tachar/corregir una palabra y </text:span><text:span text:style-name="T2">&lt;in&gt;&lt;/in&gt;</text:span><text:span text:style-name="T1"> para la nueva palabra</text:span></text:p>
      <text:p text:style-name="P6"/>
      <text:p text:style-name="P6"/>
      <text:p text:style-name="P6"/>
      <text:p text:style-name="P8">INSERTAR IMAGEN</text:p>
      <text:p text:style-name="P6"><text:soft-page-break/></text:p>
      <text:p text:style-name="P3"><text:span text:style-name="T2">&lt;img src=”nombre de la foto”</text:span><text:span text:style-name="T1"> <text:s text:c="2"/>si esta en la misma carpeta, sino la ruta y añadimos </text:span><text:span text:style-name="T2">alt=”es una foto de…..”</text:span><text:span text:style-name="T1">, también añadimos</text:span><text:span text:style-name="T2"> width=”300px” height= “400px”&gt;</text:span></text:p>
      <text:p text:style-name="P7"/>
      <text:p text:style-name="P7"/>
      <text:p text:style-name="P3"><text:span text:style-name="T2"><text:s/></text:span><text:span text:style-name="T5">PONER ENLACES EN HIPERVINCULOS</text:span></text:p>
      <text:p text:style-name="P8"/>
      <text:p text:style-name="P3"><text:span text:style-name="T2">&lt;a href=”https://……”&gt; </text:span><text:span text:style-name="T4">pinche aqui</text:span><text:span text:style-name="T2">&lt;/a&gt;</text:span></text:p>
      <text:p text:style-name="P7"/>
      <text:p text:style-name="P6"/>
      <text:p text:style-name="P8">Sangria para citar a alguien</text:p>
      <text:p text:style-name="P2"/>
      <text:p text:style-name="P1">&lt;blockquote&gt; &lt;/blockquote&gt;</text:p>
      <text:p text:style-name="P6"/>
      <text:p text:style-name="P6"/>
      <text:p text:style-name="P8">Siglas</text:p>
      <text:p text:style-name="P6"/>
      <text:p text:style-name="P6">&lt;abbr title= “negros bastante altos”&gt;NBA&lt;/abbr&gt;</text:p>
      <text:p text:style-name="P6"/>
      <text:p text:style-name="P8">Definiciones</text:p>
      <text:p text:style-name="P15"/>
      <text:p text:style-name="P1">&lt;dfn tittle=”definicion”&gt; esto es una&lt;/dfn&gt;</text:p>
      <text:p text:style-name="P1"/>
      <text:p text:style-name="P14">Cita</text:p>
      <text:p text:style-name="P1"/>
      <text:p text:style-name="P1">&lt;cite tittle= “<text:a xlink:type="simple" xlink:href="http://www.aaa.es/" text:style-name="Internet_20_link" text:visited-style-name="Visited_20_Internet_20_Link">www.aaa.es</text:a>”&gt;buena página web &lt;/cite&gt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29T12:09:40.55</dc:date>
    <meta:generator>OpenOffice/4.1.14$Win32 OpenOffice.org_project/4114m1$Build-9811</meta:generator>
    <meta:document-statistic meta:table-count="0" meta:image-count="0" meta:object-count="0" meta:page-count="2" meta:paragraph-count="38" meta:word-count="241" meta:character-count="1653"/>
    <meta:editing-duration>PT14M16S</meta:editing-duration>
    <meta:editing-cycles>1</meta:editing-cycles>
  </office:meta>
</office:document-meta>
</file>